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1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2.55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0.766cm"/>
    </style:style>
    <style:style style:name="co26" style:family="table-column">
      <style:table-column-properties fo:break-before="auto" style:column-width="1.446cm"/>
    </style:style>
    <style:style style:name="co27" style:family="table-column">
      <style:table-column-properties fo:break-before="auto" style:column-width="0.811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24.305cm"/>
    </style:style>
    <style:style style:name="co30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2.658cm" fo:break-before="auto" style:use-optimal-row-height="true"/>
    </style:style>
    <style:style style:name="ro6" style:family="table-row">
      <style:table-row-properties style:row-height="2.263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2.842cm" fo:break-before="auto" style:use-optimal-row-height="true"/>
    </style:style>
    <style:style style:name="ro9" style:family="table-row">
      <style:table-row-properties style:row-height="3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2.106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2.785cm" fo:break-before="auto" style:use-optimal-row-height="true"/>
    </style:style>
    <style:style style:name="ro14" style:family="table-row">
      <style:table-row-properties style:row-height="3.921cm" fo:break-before="auto" style:use-optimal-row-height="true"/>
    </style:style>
    <style:style style:name="ro15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100"/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100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24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ackground-color="transparent" fo:border="0.74pt solid #000000"/>
      <style:text-properties fo:color="#000000" style:font-name="Arial" fo:font-size="8pt" style:font-size-asian="8pt" style:font-name-complex="Arial" style:font-size-complex="8pt"/>
    </style:style>
    <style:style style:name="ce32" style:family="table-cell" style:parent-style-name="Default">
      <style:table-cell-properties fo:background-color="transparent" fo:border="0.74pt solid #000000"/>
      <style:text-properties fo:color="#000000" style:font-name="Arial" fo:font-size="8pt" style:font-name-asian="Noto Sans CJK SC" style:font-size-asian="8pt" style:font-name-complex="Arial" style:font-size-complex="8pt"/>
    </style:style>
    <style:style style:name="ce33" style:family="table-cell" style:parent-style-name="Default">
      <style:table-cell-properties fo:background-color="transparent" fo:border="0.74pt solid #000000"/>
      <style:text-properties fo:color="#000000" style:font-name="Arial" fo:font-size="8pt" fo:font-weight="bold" style:font-name-asian="Noto Sans CJK SC" style:font-size-asian="8pt" style:font-weight-asian="bold" style:font-name-complex="Arial" style:font-size-complex="8pt" style:font-weight-complex="bold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6" style:family="table-cell" style:parent-style-name="Default">
      <style:table-cell-properties fo:border="0.74pt solid #000000"/>
      <style:text-properties fo:color="#000000"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 style:font-name="Calibri" fo:font-size="8pt" style:font-size-asian="8pt" style:font-size-complex="8pt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37">
      <style:table-cell-properties fo:border="0.74pt solid #000000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bf00" fo:border="0.74pt solid #000000"/>
      <style:text-properties fo:font-weight="normal" style:font-weight-asian="normal" style:font-weight-complex="normal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0.74pt solid #000000"/>
    </style:style>
    <style:style style:name="ce69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fo:border="0.74pt solid #000000"/>
    </style:style>
    <style:style style:name="ce71" style:family="table-cell" style:parent-style-name="Default" style:data-style-name="N100"/>
    <style:style style:name="ce72" style:family="table-cell" style:parent-style-name="Default">
      <style:text-properties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ffbf00" fo:border="0.74pt solid #000000"/>
      <style:text-properties style:use-window-font-color="true"/>
    </style:style>
    <style:style style:name="ce7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5" style:family="table-cell" style:parent-style-name="Default">
      <style:table-cell-properties fo:background-color="#ffbf00" fo:border="0.74pt solid #000000"/>
      <style:text-properties fo:color="#ffffff"/>
    </style:style>
    <style:style style:name="ce76" style:family="table-cell" style:parent-style-name="Default">
      <style:table-cell-properties fo:background-color="transparent" fo:border="0.74pt solid #000000"/>
    </style:style>
    <style:style style:name="ce77" style:family="table-cell" style:parent-style-name="Default">
      <style:table-cell-properties fo:background-color="#ffbf00" fo:border="0.74pt solid #000000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fo:background-color="transparent" fo:border="0.74pt solid #000000"/>
      <style:text-properties fo:color="#000000" style:font-name="Arial" fo:font-size="8pt" style:font-size-asian="8pt" style:font-name-complex="Arial" style:font-size-complex="8pt"/>
    </style:style>
    <style:style style:name="ce80" style:family="table-cell" style:parent-style-name="Default">
      <style:table-cell-properties fo:background-color="transparent" fo:border="0.74pt solid #000000"/>
      <style:text-properties fo:color="#000000" style:font-name="Arial" fo:font-size="8pt" style:font-name-asian="Noto Sans CJK SC" style:font-size-asian="8pt" style:font-name-complex="Arial" style:font-size-complex="8pt"/>
    </style:style>
    <style:style style:name="ce81" style:family="table-cell" style:parent-style-name="Default">
      <style:table-cell-properties fo:background-color="transparent" fo:border="0.74pt solid #000000"/>
      <style:text-properties fo:color="#000000" style:font-name="Arial" fo:font-size="8pt" fo:font-weight="bold" style:font-name-asian="Noto Sans CJK SC" style:font-size-asian="8pt" style:font-weight-asian="bold" style:font-name-complex="Arial" style:font-size-complex="8pt" style:font-weight-complex="bold"/>
    </style:style>
    <style:style style:name="ce8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="0.74pt solid #000000"/>
      <style:text-properties fo:color="#000000" style:font-name="Calibri" fo:font-size="8pt" style:font-size-asian="8pt" style:font-size-complex="8pt"/>
    </style:style>
    <style:style style:name="ce85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 style:font-name="Calibri" fo:font-size="8pt" style:font-size-asian="8pt" style:font-size-complex="8pt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88" style:family="table-cell" style:parent-style-name="Default" style:data-style-name="N37">
      <style:table-cell-properties fo:border="0.74pt solid #000000"/>
    </style:style>
    <style:style style:name="ce89" style:family="table-cell" style:parent-style-name="Default">
      <style:table-cell-properties fo:background-color="#ffbf00" fo:border="0.74pt solid #000000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92" style:family="table-cell" style:parent-style-name="Default">
      <style:text-properties fo:font-weight="normal" style:font-weight-asian="normal" style:font-weight-complex="normal"/>
    </style:style>
    <style:style style:name="ce93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language="ca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language="ca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8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Calibri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normal" style:font-name-complex="FreeSerif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Calibri" fo:font-size="8pt" fo:language="ca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bold" style:font-name-complex="FreeSerif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Calibri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normal" style:font-name-complex="FreeSerif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Calibri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Calibri" fo:font-size="8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Calibri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7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Arial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letter-kerning="true" style:text-line-through-mode="continuous" fo:language="ca" fo:country="ES" style:language-asian="zh" style:country-asian="CN" style:language-complex="hi" style:country-complex="IN" style:font-name-asian="Noto Sans CJK SC" style:font-name-complex="FreeSerif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letter-kerning="true" style:text-line-through-mode="continuous" fo:language="ca" fo:country="ES" style:language-asian="zh" style:country-asian="CN" style:language-complex="hi" style:country-complex="IN" style:font-name-asian="Noto Sans CJK SC" style:font-name-complex="FreeSerif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position="0% 100%" style:letter-kerning="true" style:text-line-through-mode="continuous" fo:language="ca" fo:country="ES" style:language-asian="zh" style:country-asian="CN" style:language-complex="hi" style:country-complex="IN" style:font-name-asian="Noto Sans CJK SC" style:font-name-complex="FreeSerif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row table:style-name="ro1">
          <table:table-cell table:style-name="ce67" office:value-type="string" calcext:value-type="string">
            <text:p>Certificat Professional</text:p>
          </table:table-cell>
          <table:table-cell table:style-name="ce67" office:value-type="string" calcext:value-type="string">
            <text:p>Unitats/Estàndards de competència</text:p>
          </table:table-cell>
          <table:table-cell table:style-name="ce69" office:value-type="string" calcext:value-type="string">
            <text:p>Codi</text:p>
          </table:table-cell>
          <table:table-cell table:style-name="ce67" office:value-type="string" calcext:value-type="string">
            <text:p>Mòdul Professional</text:p>
          </table:table-cell>
        </table:table-row>
        <table:table-row table:style-name="ro1">
          <table:table-cell table:style-name="ce68" office:value-type="string" calcext:value-type="string" table:number-columns-spanned="1" table:number-rows-spanned="3">
            <text:p>Desarrollo de aplicaciones con tecnologías Web IFC154_3</text:p>
          </table:table-cell>
          <table:table-cell table:style-name="ce68" office:value-type="string" calcext:value-type="string">
            <text:p>UC0491_3 Desarrollar elementos software en el entorno cliente</text:p>
          </table:table-cell>
          <table:table-cell table:style-name="ce70" office:value-type="string" calcext:value-type="string">
            <text:p>0613</text:p>
          </table:table-cell>
          <table:table-cell table:style-name="ce68" office:value-type="string" calcext:value-type="string">
            <text:p>Desarrollo Web en entorno servidor</text:p>
          </table:table-cell>
        </table:table-row>
        <table:table-row table:style-name="ro1">
          <table:covered-table-cell table:style-name="ce68"/>
          <table:table-cell table:style-name="ce68" office:value-type="string" calcext:value-type="string">
            <text:p>UC0492_3 Desarrollar elementos software en el entorno servidor.</text:p>
          </table:table-cell>
          <table:table-cell table:style-name="ce70" office:value-type="string" calcext:value-type="string">
            <text:p>0612</text:p>
          </table:table-cell>
          <table:table-cell table:style-name="ce68" office:value-type="string" calcext:value-type="string">
            <text:p>Desarrollo Web en entorno cliente</text:p>
          </table:table-cell>
        </table:table-row>
        <table:table-row table:style-name="ro1">
          <table:covered-table-cell table:style-name="ce68"/>
          <table:table-cell table:style-name="ce68" office:value-type="string" calcext:value-type="string">
            <text:p>UC0493_3 Implementar, verificar y documentar aplicaciones web en entornos internet, intranet y extranet.</text:p>
          </table:table-cell>
          <table:table-cell table:style-name="ce70" office:value-type="string" calcext:value-type="string">
            <text:p>0615</text:p>
          </table:table-cell>
          <table:table-cell table:style-name="ce68" office:value-type="string" calcext:value-type="string">
            <text:p>Desenvolupament d’interfícies web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table:style-name="ce72"/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W_incompletes" table:style-name="ta1">
        <table:table-column table:style-name="co5" table:default-cell-style-name="ce68"/>
        <table:table-column table:style-name="co6" table:default-cell-style-name="ce68"/>
        <table:table-row table:style-name="ro1">
          <table:table-cell table:style-name="ce67" office:value-type="string" calcext:value-type="string">
            <text:p>Certificat Professional</text:p>
          </table:table-cell>
          <table:table-cell table:style-name="ce67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Programación en lenguajes estructurados de aplicaciones de gestión IFC155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n con lenguajes orientados a objetos y bases de datos relacionales IFC 080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3"/>
        <table:table-column table:style-name="co8" table:number-columns-repeated="9" table:default-cell-style-name="ce74"/>
        <table:table-column table:style-name="co9" table:default-cell-style-name="ce74"/>
        <table:table-column table:style-name="co10" table:default-cell-style-name="ce74"/>
        <table:table-column table:style-name="co9" table:default-cell-style-name="ce74"/>
        <table:table-column table:style-name="co11" table:default-cell-style-name="ce74"/>
        <table:table-column table:style-name="co10" table:number-columns-repeated="5" table:default-cell-style-name="ce74"/>
        <table:table-column table:style-name="co12" table:default-cell-style-name="ce74"/>
        <table:table-column table:style-name="co10" table:default-cell-style-name="ce74"/>
        <table:table-row table:style-name="ro1">
          <table:table-cell office:value-type="string" calcext:value-type="string">
            <text:p>REF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g</text:p>
          </table:table-cell>
          <table:table-cell table:style-name="ce73" office:value-type="string" calcext:value-type="string">
            <text:p>h</text:p>
          </table:table-cell>
          <table:table-cell table:style-name="ce73" office:value-type="string" calcext:value-type="string">
            <text:p>i</text:p>
          </table:table-cell>
          <table:table-cell table:style-name="ce73" office:value-type="string" calcext:value-type="string">
            <text:p>j</text:p>
          </table:table-cell>
          <table:table-cell table:style-name="ce73" office:value-type="string" calcext:value-type="string">
            <text:p>k</text:p>
          </table:table-cell>
          <table:table-cell table:style-name="ce73" office:value-type="string" calcext:value-type="string">
            <text:p>l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n</text:p>
          </table:table-cell>
          <table:table-cell table:style-name="ce73" office:value-type="string" calcext:value-type="string">
            <text:p>ñ</text:p>
          </table:table-cell>
          <table:table-cell table:style-name="ce73" office:value-type="string" calcext:value-type="string">
            <text:p>o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q</text:p>
          </table:table-cell>
          <table:table-cell table:style-name="ce73" office:value-type="string" calcext:value-type="string">
            <text:p>r</text:p>
          </table:table-cell>
          <table:table-cell table:style-name="ce73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6 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2 PI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75"/>
        <table:table-column table:style-name="co14" table:number-columns-repeated="3" table:default-cell-style-name="ce76"/>
        <table:table-column table:style-name="co15" table:default-cell-style-name="ce76"/>
        <table:table-column table:style-name="co14" table:default-cell-style-name="ce76"/>
        <table:table-column table:style-name="co16" table:default-cell-style-name="ce76"/>
        <table:table-column table:style-name="co15" table:number-columns-repeated="2" table:default-cell-style-name="ce76"/>
        <table:table-column table:style-name="co16" table:number-columns-repeated="2" table:default-cell-style-name="ce76"/>
        <table:table-column table:style-name="co17" table:default-cell-style-name="ce76"/>
        <table:table-column table:style-name="co16" table:default-cell-style-name="ce76"/>
        <table:table-column table:style-name="co18" table:default-cell-style-name="ce76"/>
        <table:table-column table:style-name="co15" table:number-columns-repeated="5" table:default-cell-style-name="ce76"/>
        <table:table-column table:style-name="co14" table:default-cell-style-name="ce76"/>
        <table:table-column table:style-name="co17" table:default-cell-style-name="ce76"/>
        <table:table-row table:style-name="ro1">
          <table:table-cell office:value-type="string" calcext:value-type="string">
            <text:p>RA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style-name="ce75" office:value-type="string" calcext:value-type="string">
            <text:p>d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f</text:p>
          </table:table-cell>
          <table:table-cell table:style-name="ce75" office:value-type="string" calcext:value-type="string">
            <text:p>g</text:p>
          </table:table-cell>
          <table:table-cell table:style-name="ce75" office:value-type="string" calcext:value-type="string">
            <text:p>h</text:p>
          </table:table-cell>
          <table:table-cell table:style-name="ce75" office:value-type="string" calcext:value-type="string">
            <text:p>i</text:p>
          </table:table-cell>
          <table:table-cell table:style-name="ce75" office:value-type="string" calcext:value-type="string">
            <text:p>j</text:p>
          </table:table-cell>
          <table:table-cell table:style-name="ce75" office:value-type="string" calcext:value-type="string">
            <text:p>k</text:p>
          </table:table-cell>
          <table:table-cell table:style-name="ce75" office:value-type="string" calcext:value-type="string">
            <text:p>l</text:p>
          </table:table-cell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n</text:p>
          </table:table-cell>
          <table:table-cell table:style-name="ce75" office:value-type="string" calcext:value-type="string">
            <text:p>ñ</text:p>
          </table:table-cell>
          <table:table-cell table:style-name="ce75" office:value-type="string" calcext:value-type="string">
            <text:p>o</text:p>
          </table:table-cell>
          <table:table-cell table:style-name="ce75" office:value-type="string" calcext:value-type="string">
            <text:p>p</text:p>
          </table:table-cell>
          <table:table-cell table:style-name="ce75" office:value-type="string" calcext:value-type="string">
            <text:p>q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6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7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</table:table>
      <table:table table:name="ra_ca" table:style-name="ta1">
        <table:table-column table:style-name="co3" table:default-cell-style-name="ce78"/>
        <table:table-column table:style-name="co19" table:default-cell-style-name="ce76"/>
        <table:table-column table:style-name="co20" table:default-cell-style-name="ce79"/>
        <table:table-row table:style-name="ro1">
          <table:table-cell table:style-name="ce77"/>
          <table:table-cell table:style-name="ce77" office:value-type="string" calcext:value-type="string">
            <text:p>Resultat d’Aprenentatge</text:p>
          </table:table-cell>
          <table:table-cell table:style-name="ce77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Reconeix les característiques de llenguatges de marques analitzant i interpretant fragments de codi.</text:p>
          </table:table-cell>
          <table:table-cell office:value-type="string" calcext:value-type="string">
            <text:p><text:span text:style-name="T15">RA1.a) </text:span><text:span text:style-name="T16">S'han identificat les característiques generals dels llenguatges de marques.</text:span></text:p>
            <text:p><text:span text:style-name="T15">RA1.b) </text:span><text:span text:style-name="T16">S'han reconegut els avantatges que proporcionen en el tractament de la informació.</text:span></text:p>
            <text:p><text:span text:style-name="T15">RA1.c) </text:span><text:span text:style-name="T16">S'han classificat els llenguatges de marques i identificat els més rellevants.</text:span></text:p>
            <text:p><text:span text:style-name="T15">RA1.d) </text:span><text:span text:style-name="T16">S'han diferenciat els seus àmbits d'aplicació.</text:span></text:p>
            <text:p><text:span text:style-name="T15">RA1.e)</text:span><text:span text:style-name="T16"> S'han reconegut la necessitat i els àmbits específics d'aplicació d'un llenguatge de marques de propòsit general.</text:span></text:p>
            <text:p><text:span text:style-name="T15">RA1.f)</text:span><text:span text:style-name="T16"> S'han analitzat les característiques pròpies de diferents llenguatges de marques.</text:span></text:p>
            <text:p><text:span text:style-name="T15">RA1.g) </text:span><text:span text:style-name="T16">S'ha identificat l'estructura d'un document i les seues regles sintàctiques.</text:span></text:p>
            <text:p><text:span text:style-name="T15">RA1.h)</text:span><text:span text:style-name="T16"> S'ha contrastat la necessitat de crear documents ben formats i la influència en el seu processament.</text:span></text:p>
            <text:p><text:span text:style-name="T15">RA1.i)</text:span><text:span text:style-name="T16"> S'han identificat els avantatges que aporten els espais de noms.</text:span>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Utilitza llenguatges de marques per a la transmissió d'informació a través de la web analitzant l'estructura dels documents i identificant els seus elements.</text:p>
          </table:table-cell>
          <table:table-cell office:value-type="string" calcext:value-type="string">
            <text:p><text:span text:style-name="T15">RA2.a)</text:span><text:span text:style-name="T16"> S'han identificat i classificat els llenguatges de marques relacionats amb la web i les seues diferents versions i estàndards.</text:span></text:p>
            <text:p><text:span text:style-name="T15">RA2.b)</text:span><text:span text:style-name="T16"> S'ha analitzat l'estructura d'un document HTML i identificat les seccions que el componen.</text:span></text:p>
            <text:p><text:span text:style-name="T15">RA2.c)</text:span><text:span text:style-name="T16"> S'ha reconegut la funcionalitat de les principals etiquetes i els atributs del llenguatge HTML.</text:span></text:p>
            <text:p><text:span text:style-name="T15">RA2.d)</text:span><text:span text:style-name="T16"> S'han establert les semblances i diferències entre les diferents versions de HTML.</text:span></text:p>
            <text:p><text:span text:style-name="T15">RA2.e) </text:span><text:span text:style-name="T16">S'han utilitzat eines en la creació de documents web.</text:span></text:p>
            <text:p><text:span text:style-name="T15">RA2.f)</text:span><text:span text:style-name="T16"> S'han identificat els avantatges que aporta la utilització de fulls d'estil.</text:span></text:p>
            <text:p><text:span text:style-name="T15">RA2.g)</text:span><text:span text:style-name="T16"> S'han aplicat fulls d'estil.</text:span></text:p>
            <text:p><text:span text:style-name="T15">RA2.h)</text:span><text:span text:style-name="T16"> S'han validat documents HTML i CSS.</text:span></text:p>
            <text:p><text:span text:style-name="T15">RA2.i)</text:span><text:span text:style-name="T16"> S'han identificat les tecnologies en què es basa la sindicació de continguts.</text:span></text:p>
            <text:p><text:span text:style-name="T15">RA2.j)</text:span><text:span text:style-name="T16"> S'han reconegut els àmbits d'aplicació de la sindicació de continguts.</text:span>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Accedeix i manipula documents web utilitzant llenguatges de script de client.</text:p>
          </table:table-cell>
          <table:table-cell table:style-name="ce80" office:value-type="string" calcext:value-type="string">
            <text:p><text:span text:style-name="T17">RA3.a)</text:span><text:span text:style-name="T18"> S'han identificat i classificat els llenguatges de script de client relacionats amb la web i les seues diferents versions i estàndards.</text:span></text:p>
            <text:p><text:span text:style-name="T17">RA3.b)</text:span><text:span text:style-name="T18"> S'ha identificat la sintaxi bàsica dels llenguatges de script de client.</text:span></text:p>
            <text:p><text:span text:style-name="T17">RA3.c)</text:span><text:span text:style-name="T18"> S'han utilitzat mètodes per a la selecció i accés dels diferents elements d'un document web.</text:span></text:p>
            <text:p><text:span text:style-name="T17">RA3.d)</text:span><text:span text:style-name="T18"> S'han creat i modificat elements de documents web.</text:span></text:p>
            <text:p><text:span text:style-name="T17">RA3.e)</text:span><text:span text:style-name="T18"> S'han eliminat elements de documents web.</text:span></text:p>
            <text:p><text:span text:style-name="T17">RA3.f) </text:span><text:span text:style-name="T18">S'han realitzat modificacions sobre els estils d'un document web.</text:span>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Estableix mecanismes de validació de documents per a l'intercanvi d'informació utilitzant mètodes per definir la seua sintaxi i estructura.</text:p>
          </table:table-cell>
          <table:table-cell table:style-name="ce76" office:value-type="string" calcext:value-type="string">
            <text:p><text:span text:style-name="T19">RA4.a) </text:span><text:span text:style-name="T20">S'ha establert la necessitat de descriure la informació transmesa en els documents i les seues regles.</text:span></text:p>
            <text:p><text:span text:style-name="T19">RA4.b)</text:span><text:span text:style-name="T20"> S'han identificat les tecnologies relacionades amb la definició de documents.</text:span></text:p>
            <text:p><text:span text:style-name="T19">RA4.c)</text:span><text:span text:style-name="T20"> S'ha analitzat l'estructura i sintaxi específica utilitzada en la descripció.</text:span></text:p>
            <text:p><text:span text:style-name="T19">RA4.d)</text:span><text:span text:style-name="T20"> S'han creat descripcions de documents.</text:span></text:p>
            <text:p><text:span text:style-name="T19">RA4.e)</text:span><text:span text:style-name="T20"> S'han utilitzat descripcions en l'elaboració i validació de documents.</text:span></text:p>
            <text:p><text:span text:style-name="T19">RA4.f) </text:span><text:span text:style-name="T20">S'han associat les descripcions amb els documents.</text:span></text:p>
            <text:p><text:span text:style-name="T19">RA4.g) </text:span><text:span text:style-name="T20">S'han utilitzat eines específiques.</text:span></text:p>
            <text:p/>
          </table:table-cell>
        </table:table-row>
        <table:table-row table:style-name="ro6">
          <table:table-cell office:value-type="string" calcext:value-type="string">
            <text:p>RA5</text:p>
          </table:table-cell>
          <table:table-cell office:value-type="string" calcext:value-type="string">
            <text:p>Realitza conversions sobre documents per a l'intercanvi d'informació utilitzant tècniques, llenguatges i eines de processament.</text:p>
          </table:table-cell>
          <table:table-cell office:value-type="string" calcext:value-type="string">
            <text:p><text:span text:style-name="T15">RA5.a) </text:span><text:span text:style-name="T16">S'ha identificat la necessitat de la conversió de documents per a l'intercanvi de la informació.</text:span></text:p>
            <text:p><text:span text:style-name="T15">RA5.b) </text:span><text:span text:style-name="T16">S'han establert àmbits d'aplicació.</text:span></text:p>
            <text:p><text:span text:style-name="T15">RA5.c) </text:span><text:span text:style-name="T16">S'han analitzat les tecnologies implicades i el seu mode de funcionament.</text:span></text:p>
            <text:p><text:span text:style-name="T15">RA5.d) </text:span><text:span text:style-name="T16">S'ha descrit la sintaxi específica utilitzada en la conversió i adaptació de documents per a l'intercanvi d'informació.</text:span></text:p>
            <text:p><text:span text:style-name="T15">RA5.e</text:span><text:span text:style-name="T16">) S'han creat especificacions de conversió.</text:span></text:p>
            <text:p><text:span text:style-name="T15">RA5.f)</text:span><text:span text:style-name="T16"> S'han identificat i caracteritzat eines específiques relacionades amb la conversió de documents per a l'intercanvi d'informació.</text:span></text:p>
            <text:p><text:span text:style-name="T15">RA5.g)</text:span><text:span text:style-name="T16"> S'han realitzat conversions sobre documents per a l'intercanvi d'informació.</text:span></text:p>
          </table:table-cell>
        </table:table-row>
        <table:table-row table:style-name="ro2">
          <table:table-cell office:value-type="string" calcext:value-type="string">
            <text:p>RA6</text:p>
          </table:table-cell>
          <table:table-cell office:value-type="string" calcext:value-type="string">
            <text:p>Gestiona informació en format XML analitzant i utilitzant tecnologies d'emmagatzematge i llenguatges de consulta.</text:p>
          </table:table-cell>
          <table:table-cell table:style-name="ce81" office:value-type="string" calcext:value-type="string">
            <text:p><text:span text:style-name="T17">RA6.a) </text:span><text:span text:style-name="T18">S'han identificat els principals mètodes d'emmagatzematge de la informació utilitzats en documents d'intercanvi de dades.</text:span></text:p>
            <text:p><text:span text:style-name="T17">RA6.b)</text:span><text:span text:style-name="T18"> S'han identificat els avantatges i inconvenients d'emmagatzemar informació en formats d'intercanvi de dades.</text:span></text:p>
            <text:p><text:span text:style-name="T17">RA6.c) </text:span><text:span text:style-name="T18">S'han establert tecnologies eficients d'emmagatzematge d'informació en funció de les seues característiques.</text:span></text:p>
            <text:p><text:span text:style-name="T17">RA6.d)</text:span><text:span text:style-name="T18"> S'han identificat llenguatges i eines per al tractament i emmagatzematge d'informació i la seua inclusió en documents d'intercanvi de dades.</text:span></text:p>
            <text:p><text:span text:style-name="T17">RA6.e)</text:span><text:span text:style-name="T18"> S'han utilitzat llenguatges de consulta i manipulació en documents d'intercanvi de dades.</text:span></text:p>
            <text:p><text:span text:style-name="T17">RA6.f) </text:span><text:span text:style-name="T18">S'han utilitzat sistemes gestors de bases de dades relacionals en l'emmagatzematge d'informació en formats d'intercanvi de dades.</text:span></text:p>
            <text:p><text:span text:style-name="T17">RA6.g)</text:span><text:span text:style-name="T18"> S'han utilitzat tècniques específiques per crear documents d'intercanvi de dades a partir d'informació emmagatzemada en bases de dades relacionals.</text:span></text:p>
            <text:p><text:span text:style-name="T17">RA6.h) </text:span><text:span text:style-name="T18">S'han identificat les característiques dels sistemes.</text:span></text:p>
            <text:p><text:span text:style-name="T17">RA6.i) </text:span><text:span text:style-name="T18">S'han utilitzat eines per gestionar la informació emmagatzemada en bases de dades natives.</text:span></text:p>
          </table:table-cell>
        </table:table-row>
        <table:table-row table:style-name="ro7">
          <table:table-cell office:value-type="string" calcext:value-type="string">
            <text:p>RA7</text:p>
          </table:table-cell>
          <table:table-cell office:value-type="string" calcext:value-type="string">
            <text:p>Opera sistemes empresarials de gestió d'informació realitzant tasques d'importació, integració, assegurament i extracció de la informació.</text:p>
          </table:table-cell>
          <table:table-cell table:style-name="ce76" office:value-type="string" calcext:value-type="string">
            <text:p/>
            <text:p><text:span text:style-name="T21">RA7.a) S'han reconegut els avantatges dels sistemes de gestió i planificació de recursos empresarials.</text:span></text:p>
            <text:p><text:span text:style-name="T21">RA7.b) S'han avaluat les característiques de les principals aplicacions de gestió empresarial.</text:span></text:p>
            <text:p><text:span text:style-name="T21">RA7.c) S'han instal·lat aplicacions de gestió empresarial.</text:span></text:p>
            <text:p><text:span text:style-name="T21">RA7.d) S'han configurat i adaptat les aplicacions.</text:span></text:p>
            <text:p><text:span text:style-name="T21">RA7.e) S'ha establert i verificat l'accés segur a la informació.</text:span></text:p>
            <text:p><text:span text:style-name="T21">RA7.f) S'han generat informes.</text:span></text:p>
            <text:p><text:span text:style-name="T21">RA7.g) S'han realitzat tasques d'integració amb aplicacions ofimàtiques.</text:span></text:p>
            <text:p><text:span text:style-name="T21">RA7.h) S'han realitzat procediments d'extracció d'informació per al seu tractament i incorporació a diversos sistemes.</text:span></text:p>
            <text:p><text:span text:style-name="T21">RA7.i) S'han realitzat tasques d'assistència i resolució d'incidències.</text:span></text:p>
            <text:p><text:span text:style-name="T21">RA7.j) S'han elaborat documents relatius a l'explotació de l'aplicació.</text:span></text:p>
          </table:table-cell>
        </table:table-row>
      </table:table>
      <table:table table:name="continguts" table:style-name="ta1">
        <table:table-column table:style-name="co21" table:default-cell-style-name="ce68"/>
        <table:table-column table:style-name="co22" table:default-cell-style-name="ce68"/>
        <table:table-row table:style-name="ro1">
          <table:table-cell table:style-name="ce77" office:value-type="string" calcext:value-type="string">
            <text:p>RA</text:p>
          </table:table-cell>
          <table:table-cell table:style-name="ce77" office:value-type="string" calcext:value-type="string">
            <text:p>Continguts</text:p>
          </table:table-cell>
        </table:table-row>
        <table:table-row table:style-name="ro8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22">Reconeixement de les característiques de llenguatges de marques</text:span></text:p>
            <text:p/>
            <text:p><text:span text:style-name="T23">C1.1.</text:span><text:span text:style-name="T24"> Classificació.</text:span></text:p>
            <text:p><text:span text:style-name="T23">C1.2.</text:span><text:span text:style-name="T24"> Característiques i àmbits d'aplicació.</text:span></text:p>
            <text:p><text:span text:style-name="T23">C1.3.</text:span><text:span text:style-name="T24"> Estructura i sintaxi.</text:span></text:p>
            <text:p><text:span text:style-name="T23">C1.4.</text:span><text:span text:style-name="T24"> Eines d'edició.</text:span></text:p>
            <text:p><text:span text:style-name="T23">C1.5.</text:span><text:span text:style-name="T24"> Elaboració de documents ben formats.</text:span></text:p>
            <text:p><text:span text:style-name="T23">C1.6.</text:span><text:span text:style-name="T24"> Utilització d'espais de noms.</text:span></text:p>
          </table:table-cell>
        </table:table-row>
        <table:table-row table:style-name="ro9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25">Utilització de llenguatges de marques en entorns web:</text:span></text:p>
            <text:p/>
            <text:p><text:span text:style-name="T26">C2.1.</text:span><text:span text:style-name="T27"> Estàndards web. Versions. Classificació.</text:span></text:p>
            <text:p><text:span text:style-name="T26">C2.2.</text:span><text:span text:style-name="T27"> Estructura d'un document HTML.</text:span></text:p>
            <text:p><text:span text:style-name="T26">C2.3.</text:span><text:span text:style-name="T27"> Identificació d'etiquetes i atributs de HTML.</text:span></text:p>
            <text:p><text:span text:style-name="T26">C2.4.</text:span><text:span text:style-name="T27"> Eines de disseny web.</text:span></text:p>
            <text:p><text:span text:style-name="T26">C2.5.</text:span><text:span text:style-name="T27"> Fulls d'estil (CSS).</text:span></text:p>
            <text:p><text:span text:style-name="T26">C2.6.</text:span><text:span text:style-name="T27"> Validació de documents HTML i CSS.</text:span></text:p>
            <text:p><text:span text:style-name="T26">C2.7.</text:span><text:span text:style-name="T27"> Llenguatges de marques per a la sindicació de continguts.</text:span></text:p>
          </table:table-cell>
        </table:table-row>
        <table:table-row table:style-name="ro10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25">Manipulació de documents web:</text:span></text:p>
            <text:p/>
            <text:p><text:span text:style-name="T26">C3.1.</text:span><text:span text:style-name="T27"> Llenguatges de script de client. Característiques i sintaxi bàsica. Estàndards.</text:span></text:p>
            <text:p><text:span text:style-name="T26">C3.2.</text:span><text:span text:style-name="T27"> Selecció i accés a elements.</text:span></text:p>
            <text:p><text:span text:style-name="T26">C3.3.</text:span><text:span text:style-name="T27"> Creació i modificació d'elements.</text:span></text:p>
            <text:p><text:span text:style-name="T26">C3.4.</text:span><text:span text:style-name="T27"> Eliminació d'elements.</text:span></text:p>
            <text:p><text:span text:style-name="T26">C3.5.</text:span><text:span text:style-name="T27"> Manipulació d'estils.</text:span></text:p>
          </table:table-cell>
        </table:table-row>
        <table:table-row table:style-name="ro11">
          <table:table-cell office:value-type="string" calcext:value-type="string">
            <text:p>RA4</text:p>
          </table:table-cell>
          <table:table-cell table:style-name="ce84" office:value-type="string" calcext:value-type="string">
            <text:p><text:span text:style-name="T28">Definició d'esquemes i vocabularis en llenguatges de marques:</text:span></text:p>
            <text:p/>
            <text:p><text:span text:style-name="T28">C4.1. Tecnologies per a la definició de documents. Estructura i sintaxi.</text:span></text:p>
            <text:p><text:span text:style-name="T28">C4.2. Creació de descripcions de documents.</text:span></text:p>
            <text:p><text:span text:style-name="T28">C4.3. Associació de descripcions amb documents. Validació.</text:span></text:p>
            <text:p><text:span text:style-name="T28">C4.4. Eines de creació i validació.</text:span></text:p>
          </table:table-cell>
        </table:table-row>
        <table:table-row table:style-name="ro12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25">Conversió i adaptació de documents per a l'intercanvi d'informació:</text:span></text:p>
            <text:p/>
            <text:p><text:span text:style-name="T26">C5.1. </text:span><text:span text:style-name="T27">Tecnologies de transformació de documents. Estàndards. Àmbits d'aplicació.</text:span></text:p>
            <text:p><text:span text:style-name="T26">C5.2.</text:span><text:span text:style-name="T27"> Descripció de l'estructura i de la sintaxi.</text:span></text:p>
            <text:p><text:span text:style-name="T26">C5.3.</text:span><text:span text:style-name="T27"> Creació i utilització de plantilles. Eines i depuració.</text:span></text:p>
            <text:p><text:span text:style-name="T26">C5.4.</text:span><text:span text:style-name="T27"> Conversió entre diferents formats de documents.</text:span></text:p>
          </table:table-cell>
        </table:table-row>
        <table:table-row table:style-name="ro13">
          <table:table-cell table:style-name="ce82" office:value-type="string" calcext:value-type="string">
            <text:p>RA6</text:p>
          </table:table-cell>
          <table:table-cell table:style-name="ce85" office:value-type="string" calcext:value-type="string">
            <text:p><text:span text:style-name="T25">Emmagatzematge d'informació:</text:span></text:p>
            <text:p/>
            <text:p><text:span text:style-name="T26">C6.1. </text:span><text:span text:style-name="T27">Sistemes d'emmagatzematge d'informació. Característiques. Tecnologies.</text:span></text:p>
            <text:p><text:span text:style-name="T26">C6.2.</text:span><text:span text:style-name="T27"> Llenguatges de consulta i manipulació en documents.</text:span></text:p>
            <text:p><text:span text:style-name="T26">C6.3. </text:span><text:span text:style-name="T27">Consulta i manipulació d'informació.</text:span></text:p>
            <text:p><text:span text:style-name="T26">C6.4.</text:span><text:span text:style-name="T27"> Importació i exportació de bases de dades relacionals en diferents formats.</text:span></text:p>
            <text:p><text:span text:style-name="T26">C6.5. </text:span><text:span text:style-name="T27">Eines de tractament i emmagatzematge d'informació en sistemes natius.</text:span></text:p>
            <text:p><text:span text:style-name="T26">C6.6.</text:span><text:span text:style-name="T27"> Emmagatzematge i manipulació d'informació en sistemes natius.</text:span></text:p>
          </table:table-cell>
        </table:table-row>
        <table:table-row table:style-name="ro14">
          <table:table-cell table:style-name="ce83" office:value-type="string" calcext:value-type="string">
            <text:p>RA7</text:p>
          </table:table-cell>
          <table:table-cell table:style-name="ce83" office:value-type="string" calcext:value-type="string">
            <text:p/>
            <text:p><text:span text:style-name="T25">Sistemes de gestió empresarial:</text:span></text:p>
            <text:p/>
            <text:p><text:span text:style-name="T26">C7.1. </text:span><text:span text:style-name="T27">Aplicacions de gestió empresarial. Tipus. Característiques.</text:span></text:p>
            <text:p><text:span text:style-name="T26">C7.2.</text:span><text:span text:style-name="T27"> Instal·lació.</text:span></text:p>
            <text:p><text:span text:style-name="T26">C7.3.</text:span><text:span text:style-name="T27"> Administració i configuració.</text:span></text:p>
            <text:p><text:span text:style-name="T26">C7.4.</text:span><text:span text:style-name="T27"> Integració de mòduls.</text:span></text:p>
            <text:p><text:span text:style-name="T26">C7.5.</text:span><text:span text:style-name="T27"> Mecanismes d'accés segur a la informació. Rols i privilegis.</text:span></text:p>
            <text:p><text:span text:style-name="T26">C7.6.</text:span><text:span text:style-name="T27"> Elaboració d'informes.</text:span></text:p>
            <text:p><text:span text:style-name="T26">C7.7.</text:span><text:span text:style-name="T27"> Exportació d'informació.</text:span></text:p>
            <text:p><text:span text:style-name="T26">C7.8.</text:span><text:span text:style-name="T27"> Elaboració de documentació.</text:span></text:p>
          </table:table-cell>
        </table:table-row>
      </table:table>
      <table:table table:name="sequenciacio_up_ra" table:style-name="ta1">
        <table:table-column table:style-name="co23" table:default-cell-style-name="ce68"/>
        <table:table-column table:style-name="co24" table:default-cell-style-name="ce86"/>
        <table:table-column table:style-name="co3" table:number-columns-repeated="2" table:default-cell-style-name="ce68"/>
        <table:table-column table:style-name="co21" table:number-columns-repeated="3" table:default-cell-style-name="ce68"/>
        <table:table-column table:style-name="co3" table:number-columns-repeated="3" table:default-cell-style-name="ce68"/>
        <table:table-column table:style-name="co3" table:default-cell-style-name="ce30"/>
        <table:table-row table:style-name="ro1">
          <table:table-cell table:style-name="ce77" office:value-type="string" calcext:value-type="string">
            <text:p>UP</text:p>
          </table:table-cell>
          <table:table-cell table:style-name="ce77" office:value-type="string" calcext:value-type="string">
            <text:p>Títol</text:p>
          </table:table-cell>
          <table:table-cell table:style-name="ce77" office:value-type="string" calcext:value-type="string">
            <text:p>RA1</text:p>
          </table:table-cell>
          <table:table-cell table:style-name="ce77" office:value-type="string" calcext:value-type="string">
            <text:p>RA2</text:p>
          </table:table-cell>
          <table:table-cell table:style-name="ce77" office:value-type="string" calcext:value-type="string">
            <text:p>RA3</text:p>
          </table:table-cell>
          <table:table-cell table:style-name="ce77" office:value-type="string" calcext:value-type="string">
            <text:p>RA4</text:p>
          </table:table-cell>
          <table:table-cell table:style-name="ce77" office:value-type="string" calcext:value-type="string">
            <text:p>RA5</text:p>
          </table:table-cell>
          <table:table-cell table:style-name="ce77" office:value-type="string" calcext:value-type="string">
            <text:p>RA6</text:p>
          </table:table-cell>
          <table:table-cell table:style-name="ce77" office:value-type="string" calcext:value-type="string">
            <text:p>RA7</text:p>
          </table:table-cell>
          <table:table-cell table:style-name="ce77" office:value-type="string" calcext:value-type="string">
            <text:p>Pes</text:p>
          </table:table-cell>
          <table:table-cell table:style-name="ce77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acterístiques dels llenguatges de marque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tilització de llenguatges de marques en entorns web: HTML i CS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ipulació de documents web: Java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ructura de documents amb llenguatges de marques: XML, JSON, (YAML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versió i adaptació de documents per a l'intercanvi d'informació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magatzemament de la informació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stemes de gestió empressarial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/>
          <table:table-cell table:style-name="ce68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style-name="ce68" office:value-type="float" office:value="96" calcext:value-type="float">
            <text:p>96</text:p>
          </table:table-cell>
        </table:table-row>
      </table:table>
      <table:table table:name="sequenciacio_up_continguts" table:style-name="ta1">
        <table:table-column table:style-name="co23" table:default-cell-style-name="ce68"/>
        <table:table-column table:style-name="co24" table:default-cell-style-name="ce86"/>
        <table:table-column table:style-name="co25" table:default-cell-style-name="ce68"/>
        <table:table-column table:style-name="co26" table:default-cell-style-name="ce68"/>
        <table:table-column table:style-name="co25" table:number-columns-repeated="3" table:default-cell-style-name="ce68"/>
        <table:table-row table:style-name="ro1">
          <table:table-cell table:style-name="ce77" office:value-type="string" calcext:value-type="string">
            <text:p>UP</text:p>
          </table:table-cell>
          <table:table-cell table:style-name="ce77" office:value-type="string" calcext:value-type="string">
            <text:p>Títol</text:p>
          </table:table-cell>
          <table:table-cell table:style-name="ce77" office:value-type="string" calcext:value-type="string">
            <text:p>C1</text:p>
          </table:table-cell>
          <table:table-cell table:style-name="ce77" office:value-type="string" calcext:value-type="string">
            <text:p>C2</text:p>
          </table:table-cell>
          <table:table-cell table:style-name="ce77" office:value-type="string" calcext:value-type="string">
            <text:p>C3</text:p>
          </table:table-cell>
          <table:table-cell table:style-name="ce77" office:value-type="string" calcext:value-type="string">
            <text:p>C4</text:p>
          </table:table-cell>
          <table:table-cell table:style-name="ce77" office:value-type="string" calcext:value-type="string">
            <text:p>C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acterístiques dels llenguatges de marque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tilització de llenguatges de marques en entorns web: HTML i CS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ipulació de documents web: Java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Estructura de documents amb llenguatges de marques: XML, JSON, (YAML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versió i adaptació de documents per a l'intercanvi d'informació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magatzemament de la informació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stemes de gestió empressarial</text:p>
          </table:table-cell>
          <table:table-cell table:number-columns-repeated="5"/>
        </table:table-row>
      </table:table>
      <table:table table:name="temporalització" table:style-name="ta1">
        <table:table-column table:style-name="co27" table:default-cell-style-name="ce68"/>
        <table:table-column table:style-name="co24" table:default-cell-style-name="ce86"/>
        <table:table-column table:style-name="co28" table:default-cell-style-name="ce68"/>
        <table:table-row table:style-name="ro1">
          <table:table-cell table:style-name="ce77" office:value-type="string" calcext:value-type="string">
            <text:p>UP</text:p>
          </table:table-cell>
          <table:table-cell table:style-name="ce77" office:value-type="string" calcext:value-type="string">
            <text:p>Títol</text:p>
          </table:table-cell>
          <table:table-cell table:style-name="ce77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acterístiques dels llenguatges de mar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tilització de llenguatges de marques en entorns web: HTML i C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ipulació de documents web: Javascript</text:p>
          </table:table-cell>
          <table:table-cell table:style-name="ce88" office:value-type="string" calcext:value-type="string">
            <text:p>1-2</text:p>
          </table:table-cell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Estructura de documents amb llenguatges de marques: XML, JSON, (YAML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versió i adaptació de documents per a l'intercanvi d'informaci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magatzemament de la informaci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stemes de gestió empressarial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9" table:default-cell-style-name="ce92"/>
        <table:table-column table:style-name="co30" table:default-cell-style-name="ce95"/>
        <table:table-column table:style-name="co28" table:default-cell-style-name="ce98"/>
        <table:table-row table:style-name="ro1">
          <table:table-cell table:style-name="ce89" office:value-type="string" calcext:value-type="string">
            <text:p>Resultat d’Aprenentatge</text:p>
          </table:table-cell>
          <table:table-cell table:style-name="ce93" office:value-type="string" calcext:value-type="string">
            <text:p>Pond. Parcial</text:p>
          </table:table-cell>
          <table:table-cell table:style-name="ce96" office:value-type="string" calcext:value-type="string">
            <text:p>Pond. Total</text:p>
          </table:table-cell>
        </table:table-row>
        <table:table-row table:style-name="ro1">
          <table:table-cell table:style-name="ce90" office:value-type="string" calcext:value-type="string">
            <text:p>RA1. Reconeix les característiques de llenguatges de marques analitzant i interpretant fragments de codi.</text:p>
          </table:table-cell>
          <table:table-cell table:style-name="ce94"/>
          <table:table-cell table:style-name="ce97" office:value-type="string" calcext:value-type="string">
            <text:p>10</text:p>
          </table:table-cell>
        </table:table-row>
        <table:table-row table:style-name="ro1">
          <table:table-cell table:style-name="ce91" office:value-type="string" calcext:value-type="string">
            <text:p>RA1.a) S'han identificat les característiques generals dels llenguatges de marques.</text:p>
          </table:table-cell>
          <table:table-cell table:style-name="ce94" office:value-type="string" calcext:value-type="string">
            <text:p>0.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1.b) S'han reconegut els avantatges que proporcionen en el tractament de la informació.</text:p>
          </table:table-cell>
          <table:table-cell table:style-name="ce94" office:value-type="string" calcext:value-type="string">
            <text:p>0.1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1.c) S'han classificat els llenguatges de marques i identificat els més rellevants.</text:p>
          </table:table-cell>
          <table:table-cell table:style-name="ce94" office:value-type="string" calcext:value-type="string">
            <text:p>0.1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1.d) S'han diferenciat els seus àmbits d'aplicació.</text:p>
          </table:table-cell>
          <table:table-cell table:style-name="ce94" office:value-type="string" calcext:value-type="string">
            <text:p>0.1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1.e) S'han reconegut la necessitat i els àmbits específics d'aplicació d'un llenguatge de marques de propòsit general.</text:p>
          </table:table-cell>
          <table:table-cell table:style-name="ce94" office:value-type="string" calcext:value-type="string">
            <text:p>0.1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1.f) S'han analitzat les característiques pròpies de diferents llenguatges de marques.</text:p>
          </table:table-cell>
          <table:table-cell table:style-name="ce94" office:value-type="string" calcext:value-type="string">
            <text:p>0.1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1.g) S'ha identificat l'estructura d'un document i les seues regles sintàctiques.</text:p>
          </table:table-cell>
          <table:table-cell table:style-name="ce94" office:value-type="string" calcext:value-type="string">
            <text:p>0.1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1.h) S'ha contrastat la necessitat de crear documents ben formats i la influència en el seu processament.</text:p>
          </table:table-cell>
          <table:table-cell table:style-name="ce94" office:value-type="string" calcext:value-type="string">
            <text:p>0.1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1.i) S'han identificat els avantatges que aporten els espais de noms.</text:p>
          </table:table-cell>
          <table:table-cell table:style-name="ce94" office:value-type="string" calcext:value-type="string">
            <text:p>0.1</text:p>
          </table:table-cell>
          <table:table-cell table:style-name="ce97"/>
        </table:table-row>
        <table:table-row table:style-name="ro1">
          <table:table-cell table:style-name="ce90" office:value-type="string" calcext:value-type="string">
            <text:p>RA2. Utilitza llenguatges de marques per a la transmissió d'informació a través de la web analitzant l'estructura dels documents i identificant els seus elements.</text:p>
          </table:table-cell>
          <table:table-cell table:style-name="ce94"/>
          <table:table-cell table:style-name="ce97" office:value-type="string" calcext:value-type="string">
            <text:p>15</text:p>
          </table:table-cell>
        </table:table-row>
        <table:table-row table:style-name="ro1">
          <table:table-cell table:style-name="ce91" office:value-type="string" calcext:value-type="string">
            <text:p>RA2.a) S'han identificat i classificat els llenguatges de marques relacionats amb la web i les seues diferents versions i estàndards.</text:p>
          </table:table-cell>
          <table:table-cell table:style-name="ce94" office:value-type="string" calcext:value-type="string">
            <text:p>0.1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2.b) S'ha analitzat l'estructura d'un document HTML i identificat les seccions que el componen.</text:p>
          </table:table-cell>
          <table:table-cell table:style-name="ce94" office:value-type="string" calcext:value-type="string">
            <text:p>0.1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2.c) S'ha reconegut la funcionalitat de les principals etiquetes i els atributs del llenguatge HTML.</text:p>
          </table:table-cell>
          <table:table-cell table:style-name="ce94" office:value-type="string" calcext:value-type="string">
            <text:p>0.1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2.d) S'han establert les semblances i diferències entre les diferents versions de HTML.</text:p>
          </table:table-cell>
          <table:table-cell table:style-name="ce94" office:value-type="string" calcext:value-type="string">
            <text:p>0.1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2.e) S'han utilitzat eines en la creació de documents web.</text:p>
          </table:table-cell>
          <table:table-cell table:style-name="ce94" office:value-type="string" calcext:value-type="string">
            <text:p>0.1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2.f) S'han identificat els avantatges que aporta la utilització de fulls d'estil.</text:p>
          </table:table-cell>
          <table:table-cell table:style-name="ce94" office:value-type="string" calcext:value-type="string">
            <text:p>0.1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2.g) S'han aplicat fulls d'estil.</text:p>
          </table:table-cell>
          <table:table-cell table:style-name="ce94" office:value-type="string" calcext:value-type="string">
            <text:p>0.1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2.h) S'han validat documents HTML i CSS.</text:p>
          </table:table-cell>
          <table:table-cell table:style-name="ce94" office:value-type="string" calcext:value-type="string">
            <text:p>0.1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2.i) S'han identificat les tecnologies en què es basa la sindicació de continguts.</text:p>
          </table:table-cell>
          <table:table-cell table:style-name="ce94" office:value-type="string" calcext:value-type="string">
            <text:p>0.1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2.j) S'han reconegut els àmbits d'aplicació de la sindicació de continguts.</text:p>
          </table:table-cell>
          <table:table-cell table:style-name="ce94" office:value-type="string" calcext:value-type="string">
            <text:p>0.15</text:p>
          </table:table-cell>
          <table:table-cell table:style-name="ce97"/>
        </table:table-row>
        <table:table-row table:style-name="ro1">
          <table:table-cell table:style-name="ce90" office:value-type="string" calcext:value-type="string">
            <text:p>RA3. Accedeix i manipula documents web utilitzant llenguatges de script de client.</text:p>
          </table:table-cell>
          <table:table-cell table:style-name="ce94"/>
          <table:table-cell table:style-name="ce97" office:value-type="string" calcext:value-type="string">
            <text:p>30</text:p>
          </table:table-cell>
        </table:table-row>
        <table:table-row table:style-name="ro1">
          <table:table-cell table:style-name="ce91" office:value-type="string" calcext:value-type="string">
            <text:p>RA3.a) S'han identificat i classificat els llenguatges de script de client relacionats amb la web i les seues diferents versions i estàndards.</text:p>
          </table:table-cell>
          <table:table-cell table:style-name="ce94" office:value-type="string" calcext:value-type="string">
            <text:p>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3.b) S'ha identificat la sintaxi bàsica dels llenguatges de script de client.</text:p>
          </table:table-cell>
          <table:table-cell table:style-name="ce94" office:value-type="string" calcext:value-type="string">
            <text:p>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3.c) S'han utilitzat mètodes per a la selecció i accés dels diferents elements d'un document web.</text:p>
          </table:table-cell>
          <table:table-cell table:style-name="ce94" office:value-type="string" calcext:value-type="string">
            <text:p>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3.d) S'han creat i modificat elements de documents web.</text:p>
          </table:table-cell>
          <table:table-cell table:style-name="ce94" office:value-type="string" calcext:value-type="string">
            <text:p>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3.e) S'han eliminat elements de documents web.</text:p>
          </table:table-cell>
          <table:table-cell table:style-name="ce94" office:value-type="string" calcext:value-type="string">
            <text:p>5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3.f) S'han realitzat modificacions sobre els estils d'un document web.</text:p>
          </table:table-cell>
          <table:table-cell table:style-name="ce94" office:value-type="string" calcext:value-type="string">
            <text:p>5</text:p>
          </table:table-cell>
          <table:table-cell table:style-name="ce97"/>
        </table:table-row>
        <table:table-row table:style-name="ro1">
          <table:table-cell table:style-name="ce90" office:value-type="string" calcext:value-type="string">
            <text:p>RA4. Estableix mecanismes de validació de documents per a l'intercanvi d'informació utilitzant mètodes per definir la seua sintaxi i estructura.</text:p>
          </table:table-cell>
          <table:table-cell table:style-name="ce94"/>
          <table:table-cell table:style-name="ce97" office:value-type="string" calcext:value-type="string">
            <text:p>15</text:p>
          </table:table-cell>
        </table:table-row>
        <table:table-row table:style-name="ro1">
          <table:table-cell table:style-name="ce91" office:value-type="string" calcext:value-type="string">
            <text:p>RA4.a) S'ha establert la necessitat de descriure la informació transmesa en els documents i les seues regles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4.b) S'han identificat les tecnologies relacionades amb la definició de documents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4.c) S'ha analitzat l'estructura i sintaxi específica utilitzada en la descripció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4.d) S'han creat descripcions de documents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4.e) S'han utilitzat descripcions en l'elaboració i validació de documents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4.f) S'han associat les descripcions amb els documents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4.g) S'han utilitzat eines específiques.</text:p>
          </table:table-cell>
          <table:table-cell table:style-name="ce94" office:value-type="string" calcext:value-type="string">
            <text:p>3</text:p>
          </table:table-cell>
          <table:table-cell table:style-name="ce97"/>
        </table:table-row>
        <table:table-row table:style-name="ro1">
          <table:table-cell table:style-name="ce90" office:value-type="string" calcext:value-type="string">
            <text:p>RA5. Realitza conversions sobre documents per a l'intercanvi d'informació utilitzant tècniques, llenguatges i eines de processament.</text:p>
          </table:table-cell>
          <table:table-cell table:style-name="ce94"/>
          <table:table-cell table:style-name="ce97" office:value-type="string" calcext:value-type="string">
            <text:p>15</text:p>
          </table:table-cell>
        </table:table-row>
        <table:table-row table:style-name="ro1">
          <table:table-cell table:style-name="ce91" office:value-type="string" calcext:value-type="string">
            <text:p>RA5.a) S'ha identificat la necessitat de la conversió de documents per a l'intercanvi de la informació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5.b) S'han establert àmbits d'aplicació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5.c) S'han analitzat les tecnologies implicades i el seu mode de funcionament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5.d) S'ha descrit la sintaxi específica utilitzada en la conversió i adaptació de documents per a l'intercanvi d'informació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5.e) S'han creat especificacions de conversió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5.f) S'han identificat i caracteritzat eines específiques relacionades amb la conversió de documents per a l'intercanvi d'informació.</text:p>
          </table:table-cell>
          <table:table-cell table:style-name="ce94" office:value-type="string" calcext:value-type="string">
            <text:p>2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5.g) S'han realitzat conversions sobre documents per a l'intercanvi d'informació.</text:p>
          </table:table-cell>
          <table:table-cell table:style-name="ce94" office:value-type="string" calcext:value-type="string">
            <text:p>3</text:p>
          </table:table-cell>
          <table:table-cell table:style-name="ce97"/>
        </table:table-row>
        <table:table-row table:style-name="ro1">
          <table:table-cell table:style-name="ce90" office:value-type="string" calcext:value-type="string">
            <text:p>RA6. Gestiona informació en format XML analitzant i utilitzant tecnologies d'emmagatzematge i llenguatges de consulta.</text:p>
          </table:table-cell>
          <table:table-cell table:style-name="ce94"/>
          <table:table-cell table:style-name="ce97" office:value-type="string" calcext:value-type="string">
            <text:p>10</text:p>
          </table:table-cell>
        </table:table-row>
        <table:table-row table:style-name="ro1">
          <table:table-cell table:style-name="ce91" office:value-type="string" calcext:value-type="string">
            <text:p>RA6.a) S'han identificat els principals mètodes d'emmagatzematge de la informació utilitzats en documents d'intercanvi de dades.</text:p>
          </table:table-cell>
          <table:table-cell table:style-name="ce94" office:value-type="string" calcext:value-type="string">
            <text:p>1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6.b) S'han identificat els avantatges i inconvenients d'emmagatzemar informació en formats d'intercanvi de dades.</text:p>
          </table:table-cell>
          <table:table-cell table:style-name="ce94" office:value-type="string" calcext:value-type="string">
            <text:p>1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RA6.c) S'han establert tecnologies eficients d'emmagatzematge d'informació en funció de les seues característiques.</text:p>
          </table:table-cell>
          <table:table-cell table:style-name="ce94" office:value-type="string" calcext:value-type="string">
            <text:p>1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6.d) S'han identificat llenguatges i eines per al tractament i emmagatzematge d'informació i la seua inclusió en documents d'intercanvi de dades.</text:p>
          </table:table-cell>
          <table:table-cell table:style-name="ce94" office:value-type="string" calcext:value-type="string">
            <text:p>2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6.e) S'han utilitzat llenguatges de consulta i manipulació en documents d'intercanvi de dades.</text:p>
          </table:table-cell>
          <table:table-cell table:style-name="ce94" office:value-type="string" calcext:value-type="string">
            <text:p>1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6.f) S'han utilitzat sistemes gestors de bases de dades relacionals en l'emmagatzematge d'informació en formats d'intercanvi de dades.</text:p>
          </table:table-cell>
          <table:table-cell table:style-name="ce94" office:value-type="string" calcext:value-type="string">
            <text:p>1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6.g) S'han utilitzat tècniques específiques per crear documents d'intercanvi de dades a partir d'informació emmagatzemada en bases de dades relacionals.</text:p>
          </table:table-cell>
          <table:table-cell table:style-name="ce94" office:value-type="string" calcext:value-type="string">
            <text:p>1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6.h) S'han identificat les característiques dels sistemes.</text:p>
          </table:table-cell>
          <table:table-cell table:style-name="ce94" office:value-type="string" calcext:value-type="string">
            <text:p>1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6.i) S'han utilitzat eines per gestionar la informació emmagatzemada en bases de dades natives.</text:p>
          </table:table-cell>
          <table:table-cell table:style-name="ce94" office:value-type="string" calcext:value-type="string">
            <text:p>1</text:p>
          </table:table-cell>
          <table:table-cell table:style-name="ce90"/>
        </table:table-row>
        <table:table-row table:style-name="ro1">
          <table:table-cell table:style-name="ce90" office:value-type="string" calcext:value-type="string">
            <text:p>RA7. Opera sistemes empresarials de gestió d'informació realitzant tasques d'importació, integració, assegurament i extracció de la informació.</text:p>
          </table:table-cell>
          <table:table-cell table:style-name="ce91"/>
          <table:table-cell table:style-name="ce90" office:value-type="string" calcext:value-type="string">
            <text:p>5</text:p>
          </table:table-cell>
        </table:table-row>
        <table:table-row table:style-name="ro1">
          <table:table-cell table:style-name="ce91" office:value-type="string" calcext:value-type="string">
            <text:p>RA7.a) S'han reconegut els avantatges dels sistemes de gestió i planificació de recursos empresarials.</text:p>
          </table:table-cell>
          <table:table-cell table:style-name="ce91" office:value-type="string" calcext:value-type="string">
            <text:p>0.5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7.b) S'han avaluat les característiques de les principals aplicacions de gestió empresarial.</text:p>
          </table:table-cell>
          <table:table-cell table:style-name="ce91" office:value-type="string" calcext:value-type="string">
            <text:p>0.5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7.c) S'han instal·lat aplicacions de gestió empresarial.</text:p>
          </table:table-cell>
          <table:table-cell table:style-name="ce91" office:value-type="string" calcext:value-type="string">
            <text:p>0.5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7.d) S'han configurat i adaptat les aplicacions.</text:p>
          </table:table-cell>
          <table:table-cell table:style-name="ce91" office:value-type="string" calcext:value-type="string">
            <text:p>0.5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7.e) S'ha establert i verificat l'accés segur a la informació.</text:p>
          </table:table-cell>
          <table:table-cell table:style-name="ce91" office:value-type="string" calcext:value-type="string">
            <text:p>0.5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7.f) S'han generat informes.</text:p>
          </table:table-cell>
          <table:table-cell table:style-name="ce91" office:value-type="string" calcext:value-type="string">
            <text:p>0.5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7.g) S'han realitzat tasques d'integració amb aplicacions ofimàtiques.</text:p>
          </table:table-cell>
          <table:table-cell table:style-name="ce91" office:value-type="string" calcext:value-type="string">
            <text:p>0.5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7.h) S'han realitzat procediments d'extracció d'informació per al seu tractament i incorporació a diversos sistemes.</text:p>
          </table:table-cell>
          <table:table-cell table:style-name="ce91" office:value-type="string" calcext:value-type="string">
            <text:p>0.5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7.i) S'han realitzat tasques d'assistència i resolució d'incidències.</text:p>
          </table:table-cell>
          <table:table-cell table:style-name="ce91" office:value-type="string" calcext:value-type="string">
            <text:p>0.5</text:p>
          </table:table-cell>
          <table:table-cell table:style-name="ce90"/>
        </table:table-row>
        <table:table-row table:style-name="ro1">
          <table:table-cell table:style-name="ce91" office:value-type="string" calcext:value-type="string">
            <text:p>RA7.j) S'han elaborat documents relatius a l'explotació de l'aplicació.</text:p>
          </table:table-cell>
          <table:table-cell table:style-name="ce91" office:value-type="string" calcext:value-type="string">
            <text:p>0.5</text:p>
          </table:table-cell>
          <table:table-cell table:style-name="ce90"/>
        </table:table-row>
        <table:table-row table:style-name="ro1" table:number-rows-repeated="104850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 number:decimal-places="1"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8P0"/>
    </number:number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6P2" style:volatile="true">
      <number:text loext:blank-width-char="-"> </number:text>
      <number:fill-character> </number:fill-character>
      <number:text loext:blank-width-char="-3">- €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09:21:52.906930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06:43:12.532202392</meta:creation-date>
    <dc:date>2025-09-19T09:22:07.566762760</dc:date>
    <meta:editing-duration>P2DT6H21M25S</meta:editing-duration>
    <meta:editing-cycles>83</meta:editing-cycles>
    <meta:generator>LibreOffice/25.2.5.2$Linux_X86_64 LibreOffice_project/fb4792146257752f54eab576deb869869b108571</meta:generator>
    <meta:document-statistic meta:table-count="11" meta:cell-count="441" meta:object-count="0"/>
  </office:meta>
</office:document-meta>
</file>